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rosabonilla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0">10/05/2021</text:date>, <text:time>17:22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las </meta:initial-creator>
    <meta:creation-date>2021-01-28T09:18:32.30</meta:creation-date>
    <dc:date>2021-05-10T17:22:44.41</dc:date>
    <dc:creator>Rosa María Bonilla Sánchez</dc:creator>
    <meta:editing-duration>PT2M35S</meta:editing-duration>
    <meta:editing-cycles>5</meta:editing-cycles>
    <meta:generator>OpenOffice/4.1.10$Win32 OpenOffice.org_project/4110m2$Build-9807</meta:generator>
    <meta:document-statistic meta:table-count="3" meta:cell-count="6" meta:object-count="0"/>
  </office:meta>
</office:document-meta>
</file>